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1.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6cm" fo:min-width="1.45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4cm" fo:min-width="1.454cm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10" style:family="graphic" style:parent-style-name="standard">
      <style:graphic-properties draw:stroke="dash" draw:stroke-dash="_33__20_Dashes_20_3_20_Dots_20__28_var_29_"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svg:stroke-color="#000000" draw:fill="solid" draw:fill-color="#99ccff" draw:fill-gradient-name="Gradient_20_1" draw:fill-hatch-name="Black_20_0_20_Degrees" draw:fill-image-name="Empty" draw:textarea-horizontal-align="left" draw:auto-grow-height="true" draw:auto-grow-width="false" fo:min-height="0.36cm" fo:min-width="1.454cm" draw:shadow-offset-x="0.305cm" draw:shadow-offset-y="0.305cm"/>
    </style:style>
    <style:style style:name="gr14" style:family="graphic" style:parent-style-name="standard">
      <style:graphic-properties draw:stroke="none" svg:stroke-color="#000000" draw:fill="solid" draw:fill-color="#99ccff" draw:textarea-horizontal-align="left" draw:auto-grow-height="true" draw:auto-grow-width="false" fo:min-height="0.36cm" fo:min-width="1.454cm"/>
    </style:style>
    <style:style style:name="gr15" style:family="graphic" style:parent-style-name="standard">
      <style:graphic-properties draw:stroke="none" svg:stroke-color="#000000" draw:fill="solid" draw:fill-color="#00ffff" draw:textarea-horizontal-align="left" draw:auto-grow-height="true" draw:auto-grow-width="false" fo:min-height="0cm" fo:min-width="2.778cm" draw:shadow-offset-x="0.305cm" draw:shadow-offset-y="0.305cm"/>
    </style:style>
    <style:style style:name="gr16" style:family="graphic" style:parent-style-name="standard">
      <style:graphic-properties draw:fill="solid" draw:fill-color="#808080" draw:fill-hatch-name="Black_20_45_20_Degrees" draw:fill-hatch-solid="false" draw:textarea-horizontal-align="justify" draw:textarea-vertical-align="middle" draw:auto-grow-height="false"/>
    </style:style>
    <style:style style:name="gr17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solid" draw:fill-color="#23ff23" draw:textarea-horizontal-align="left" draw:auto-grow-height="true" draw:auto-grow-width="false" fo:min-height="0.36cm" fo:min-width="1.454cm"/>
    </style:style>
    <style:style style:name="gr19" style:family="graphic" style:parent-style-name="standard">
      <style:graphic-properties draw:stroke="none" svg:stroke-color="#000000" draw:fill="solid" draw:fill-color="#808080" draw:textarea-horizontal-align="left" draw:auto-grow-height="true" draw:auto-grow-width="false" fo:min-height="0.36cm" fo:min-width="1.454cm"/>
    </style:style>
    <style:style style:name="gr20" style:family="graphic" style:parent-style-name="standard">
      <style:graphic-properties draw:fill="solid" draw:fill-color="#ff0000" draw:fill-hatch-name="Black_20_45_20_Degrees" draw:fill-hatch-solid="fals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ff0000" draw:fill="solid" draw:fill-color="#ff0000" draw:textarea-horizontal-align="left" draw:auto-grow-height="true" draw:auto-grow-width="false" fo:min-height="0.36cm" fo:min-width="1.454cm"/>
    </style:style>
    <style:style style:name="gr22" style:family="graphic" style:parent-style-name="standard">
      <style:graphic-properties draw:stroke="dash" draw:stroke-dash="_32__20_Dots_20_1_20_Dash" draw:textarea-horizontal-align="center" draw:textarea-vertical-align="middle"/>
    </style:style>
    <style:style style:name="gr23" style:family="graphic" style:parent-style-name="standard">
      <style:graphic-properties draw:fill-color="#e6e6e6" draw:textarea-horizontal-align="justify" draw:textarea-vertical-align="middle" draw:auto-grow-height="false" fo:min-height="0cm" fo:min-width="0cm" fo:padding-top="0cm" fo:padding-bottom="0cm" fo:padding-left="0cm" fo:padding-right="0cm" fo:wrap-option="no-wrap"/>
    </style:style>
    <style:style style:name="gr24" style:family="graphic" style:parent-style-name="standard">
      <style:graphic-properties draw:stroke="none" draw:fill="none" fo:min-height="4.584cm"/>
    </style:style>
    <style:style style:name="gr25" style:family="graphic" style:parent-style-name="standard" style:list-style-name="L3">
      <style:graphic-properties draw:stroke="none" svg:stroke-color="#000000" draw:fill="none" draw:fill-color="#ffffff" fo:min-height="0.385cm"/>
    </style:style>
    <style:style style:name="gr26" style:family="graphic" style:parent-style-name="standard" style:list-style-name="L2">
      <style:graphic-properties draw:stroke="none" svg:stroke-width="0.051cm" svg:stroke-color="#000000" draw:marker-start-width="0.276cm" draw:marker-end-width="0.276cm" draw:fill="none" draw:fill-color="#ffffff" fo:min-height="4.195cm"/>
    </style:style>
    <style:style style:name="gr27" style:family="graphic" style:parent-style-name="standard" style:list-style-name="L3">
      <style:graphic-properties draw:stroke="none" svg:stroke-color="#000000" draw:fill="none" draw:fill-color="#ffffff" fo:min-height="0.385cm"/>
    </style:style>
    <style:style style:name="gr28" style:family="graphic" style:parent-style-name="standard" style:list-style-name="L3">
      <style:graphic-properties draw:stroke="none" svg:stroke-color="#000000" draw:fill="none" draw:fill-color="#ffffff" fo:min-height="1.27cm"/>
    </style:style>
    <style:style style:name="gr29" style:family="graphic" style:parent-style-name="standard" style:list-style-name="L3">
      <style:graphic-properties draw:stroke="none" svg:stroke-color="#000000" draw:fill="none" draw:fill-color="#ffffff" fo:min-height="1.905cm"/>
    </style:style>
    <style:style style:name="P1" style:family="paragraph"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start"/>
    </style:style>
    <style:style style:name="P6" style:family="paragraph">
      <style:paragraph-properties fo:text-align="end"/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53cm" svg:height="0.607cm" svg:x="-0.13cm" svg:y="1.238cm">
          <draw:text-box>
            <text:p><text:span text:style-name="T1">Transaction Start</text:span></text:p>
          </draw:text-box>
        </draw:frame>
        <draw:frame draw:style-name="gr1" draw:text-style-name="P1" draw:layer="layout" svg:width="2.547cm" svg:height="0.607cm" svg:x="-0.129cm" svg:y="5.839cm">
          <draw:text-box>
            <text:p><text:span text:style-name="T1">Transaction End</text:span></text:p>
          </draw:text-box>
        </draw:frame>
        <draw:line draw:style-name="gr2" draw:text-style-name="P2" draw:layer="layout" svg:x1="1.14cm" svg:y1="1.77cm" svg:x2="1.14cm" svg:y2="5.75cm">
          <text:p/>
        </draw:line>
        <draw:custom-shape draw:style-name="gr3" draw:text-style-name="P2" draw:layer="layout" svg:width="0.635cm" svg:height="0.635cm" svg:x="2.645cm" svg:y="1.2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3.246cm" svg:y="1.2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3.847cm" svg:y="1.23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675cm" svg:height="0.607cm" svg:x="4.325cm" svg:y="1.263cm">
          <draw:text-box>
            <text:p><text:span text:style-name="T2">Page Fault</text:span></text:p>
          </draw:text-box>
        </draw:frame>
        <draw:frame draw:style-name="gr5" draw:text-style-name="P4" draw:layer="layout" svg:width="2.589cm" svg:height="0.963cm" svg:x="5.691cm" svg:y="0.68cm">
          <draw:text-box>
            <text:p text:style-name="P2"><text:span text:style-name="T1">Private</text:span></text:p>
            <text:p text:style-name="P2"><text:span text:style-name="T1"><text:s/></text:span><text:span text:style-name="T1">Working Copy</text:span></text:p>
          </draw:text-box>
        </draw:frame>
        <draw:frame draw:style-name="gr1" draw:text-style-name="P4" draw:layer="layout" svg:width="1.895cm" svg:height="0.963cm" svg:x="11.371cm" svg:y="0.64cm">
          <draw:text-box>
            <text:p text:style-name="P2"><text:span text:style-name="T1">Original </text:span><text:span text:style-name="T1"><text:line-break/></text:span><text:span text:style-name="T1"> Twin Page</text:span></text:p>
          </draw:text-box>
        </draw:frame>
        <draw:frame draw:style-name="gr6" draw:text-style-name="P4" draw:layer="layout" svg:width="2.589cm" svg:height="0.607cm" svg:x="2.292cm" svg:y="0.581cm">
          <draw:text-box>
            <text:p text:style-name="P2"><text:span text:style-name="T1">Shared Mapping</text:span></text:p>
          </draw:text-box>
        </draw:frame>
        <draw:frame draw:style-name="gr4" draw:text-style-name="P3" draw:layer="layout" svg:width="1.339cm" svg:height="0.607cm" svg:x="8.926cm" svg:y="1.563cm">
          <draw:text-box>
            <text:p><text:span text:style-name="T2">Copy</text:span></text:p>
          </draw:text-box>
        </draw:frame>
        <draw:custom-shape draw:style-name="gr7" draw:text-style-name="P2" draw:layer="layout" svg:width="6.985cm" svg:height="2.7cm" svg:x="5.82cm" svg:y="2.5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635cm" svg:height="0.635cm" svg:x="5.948cm" svg:y="2.9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1" draw:layer="layout" svg:width="0.635cm" svg:height="0.635cm" svg:x="6.549cm" svg:y="2.9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7.15cm" svg:y="2.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8.749cm" svg:y="2.93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9.35cm" svg:y="2.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4" draw:layer="layout" svg:width="0.635cm" svg:height="0.635cm" svg:x="9.951cm" svg:y="2.941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0.9cm" svg:y1="1.47cm" svg:x2="10.9cm" svg:y2="6.485cm">
          <text:p/>
        </draw:line>
        <draw:frame draw:style-name="gr1" draw:text-style-name="P4" draw:layer="layout" svg:width="2.907cm" svg:height="0.963cm" svg:x="14.772cm" svg:y="0.141cm">
          <draw:text-box>
            <text:p text:style-name="P2"><text:span text:style-name="T1">Virtual Cache Line </text:span></text:p>
            <text:p text:style-name="P2"><text:span text:style-name="T1">Status Words</text:span></text:p>
          </draw:text-box>
        </draw:frame>
        <draw:custom-shape draw:style-name="gr3" draw:text-style-name="P2" draw:layer="layout" svg:width="0.635cm" svg:height="0.635cm" svg:x="5.946cm" svg:y="1.5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6.547cm" svg:y="1.5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7.148cm" svg:y="1.5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11.446cm" svg:y="1.5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2" draw:layer="layout" svg:width="0.635cm" svg:height="0.635cm" svg:x="12.047cm" svg:y="1.5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12.648cm" svg:y="1.538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895cm" svg:height="0.963cm" svg:x="8.472cm" svg:y="0.641cm">
          <draw:text-box>
            <text:p text:style-name="P2"><text:span text:style-name="T1">Temporary</text:span><text:span text:style-name="T1"><text:line-break/></text:span><text:span text:style-name="T1"> Twin Page</text:span></text:p>
          </draw:text-box>
        </draw:frame>
        <draw:line draw:style-name="gr2" draw:text-style-name="P2" draw:layer="layout" svg:x1="7.803cm" svg:y1="1.702cm" svg:x2="11.461cm" svg:y2="1.702cm">
          <text:p/>
        </draw:line>
        <draw:line draw:style-name="gr2" draw:text-style-name="P2" draw:layer="layout" svg:x1="7.75cm" svg:y1="3.375cm" svg:x2="8.791cm" svg:y2="3.375cm">
          <text:p/>
        </draw:line>
        <draw:connector draw:style-name="gr10" draw:text-style-name="P2" draw:layer="layout" draw:type="line" svg:x1="6.866cm" svg:y1="2.939cm" svg:x2="12.364cm" svg:y2="2.172cm" draw:start-shape="id1" draw:start-glue-point="0" draw:end-shape="id2" draw:end-glue-point="2" svg:d="m6866 2939 5498-767">
          <text:p/>
        </draw:connector>
        <draw:frame draw:style-name="gr4" draw:text-style-name="P3" draw:layer="layout" svg:width="1.675cm" svg:height="0.607cm" svg:x="8.727cm" svg:y="2.264cm">
          <draw:text-box>
            <text:p><text:span text:style-name="T2">Compare</text:span></text:p>
          </draw:text-box>
        </draw:frame>
        <draw:line draw:style-name="gr11" draw:text-style-name="P2" draw:layer="layout" svg:x1="5.185cm" svg:y1="0.235cm" svg:x2="5.185cm" svg:y2="7.755cm">
          <text:p/>
        </draw:line>
        <draw:custom-shape draw:style-name="gr12" draw:text-style-name="P2" draw:layer="layout" svg:width="0.127cm" svg:height="1.016cm" svg:x="14.045cm" svg:y="1.30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2" draw:layer="layout" svg:width="0.21cm" svg:height="1.016cm" svg:x="18.45cm" svg:y="1.3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3" draw:text-style-name="P4" draw:layer="layout" svg:width="1.322cm" svg:height="0.61cm" svg:x="14.193cm" svg:y="1.482cm">
          <draw:text-box>
            <text:p text:style-name="P2"><text:span text:style-name="T1">T1, 3;</text:span></text:p>
          </draw:text-box>
        </draw:frame>
        <draw:frame draw:style-name="gr14" draw:text-style-name="P4" draw:layer="layout" svg:width="1.322cm" svg:height="0.61cm" svg:x="15.693cm" svg:y="1.483cm">
          <draw:text-box>
            <text:p text:style-name="P2"><text:span text:style-name="T1">T2, 1;</text:span></text:p>
          </draw:text-box>
        </draw:frame>
        <draw:frame draw:style-name="gr14" draw:text-style-name="P6" draw:layer="layout" svg:width="1.322cm" svg:height="0.61cm" svg:x="17.193cm" svg:y="1.483cm">
          <draw:text-box>
            <text:p text:style-name="P5"><text:span text:style-name="T1"><text:s text:c="2"/></text:span><text:span text:style-name="T1">0, 0;</text:span></text:p>
          </draw:text-box>
        </draw:frame>
        <draw:frame draw:style-name="gr15" draw:text-style-name="P7" draw:layer="layout" svg:width="2.54cm" svg:height="0.692cm" svg:x="7.99cm" svg:y="0.042cm">
          <draw:text-box>
            <text:p text:style-name="P2"><text:span text:style-name="T3"><text:s text:c="2"/></text:span><text:span text:style-name="T3">Process T1</text:span></text:p>
          </draw:text-box>
        </draw:frame>
        <draw:frame draw:style-name="gr4" draw:text-style-name="P3" draw:layer="layout" svg:width="1.339cm" svg:height="0.607cm" svg:x="7.727cm" svg:y="3.364cm">
          <draw:text-box>
            <text:p><text:span text:style-name="T2">Copy</text:span></text:p>
          </draw:text-box>
        </draw:frame>
        <draw:custom-shape draw:style-name="gr3" draw:text-style-name="P2" draw:layer="layout" svg:width="0.635cm" svg:height="0.635cm" svg:x="5.948cm" svg:y="4.33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6.549cm" svg:y="4.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id="id3" draw:layer="layout" svg:width="0.635cm" svg:height="0.635cm" svg:x="7.15cm" svg:y="4.3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8.749cm" svg:y="4.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9.35cm" svg:y="4.3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635cm" svg:height="0.635cm" svg:x="9.951cm" svg:y="4.34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75cm" svg:y1="4.776cm" svg:x2="8.791cm" svg:y2="4.776cm">
          <text:p/>
        </draw:line>
        <draw:frame draw:style-name="gr4" draw:text-style-name="P3" draw:layer="layout" svg:width="1.675cm" svg:height="0.607cm" svg:x="8.127cm" svg:y="3.665cm">
          <draw:text-box>
            <text:p><text:span text:style-name="T2">Compare</text:span></text:p>
          </draw:text-box>
        </draw:frame>
        <draw:frame draw:style-name="gr4" draw:text-style-name="P3" draw:layer="layout" svg:width="1.339cm" svg:height="0.607cm" svg:x="7.727cm" svg:y="4.765cm">
          <draw:text-box>
            <text:p><text:span text:style-name="T2">Copy</text:span></text:p>
          </draw:text-box>
        </draw:frame>
        <draw:custom-shape draw:style-name="gr12" draw:text-style-name="P2" draw:layer="layout" svg:width="0.127cm" svg:height="1.016cm" svg:x="14.046cm" svg:y="2.70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2" draw:layer="layout" svg:width="0.21cm" svg:height="1.016cm" svg:x="18.451cm" svg:y="2.7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3" draw:text-style-name="P4" draw:layer="layout" svg:width="1.322cm" svg:height="0.61cm" svg:x="14.194cm" svg:y="2.882cm">
          <draw:text-box>
            <text:p text:style-name="P2"><text:span text:style-name="T1">T1, 3;</text:span></text:p>
          </draw:text-box>
        </draw:frame>
        <draw:frame draw:style-name="gr18" draw:text-style-name="P4" draw:layer="layout" svg:width="1.322cm" svg:height="0.61cm" svg:x="15.694cm" svg:y="2.883cm">
          <draw:text-box>
            <text:p text:style-name="P2"><text:span text:style-name="T1">T1, 2</text:span></text:p>
          </draw:text-box>
        </draw:frame>
        <draw:frame draw:style-name="gr14" draw:text-style-name="P4" draw:layer="layout" svg:width="1.322cm" svg:height="0.61cm" svg:x="17.194cm" svg:y="2.883cm">
          <draw:text-box>
            <text:p text:style-name="P2"><text:span text:style-name="T1"><text:s text:c="2"/></text:span><text:span text:style-name="T1">0, 0;</text:span></text:p>
          </draw:text-box>
        </draw:frame>
        <draw:custom-shape draw:style-name="gr12" draw:text-style-name="P2" draw:layer="layout" svg:width="0.127cm" svg:height="1.016cm" svg:x="14.047cm" svg:y="4.10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2" draw:layer="layout" svg:width="0.21cm" svg:height="1.016cm" svg:x="18.452cm" svg:y="4.1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3" draw:text-style-name="P4" draw:layer="layout" svg:width="1.322cm" svg:height="0.61cm" svg:x="14.195cm" svg:y="4.282cm">
          <draw:text-box>
            <text:p text:style-name="P2"><text:span text:style-name="T1">T1, 3;</text:span></text:p>
          </draw:text-box>
        </draw:frame>
        <draw:frame draw:style-name="gr18" draw:text-style-name="P4" draw:layer="layout" svg:width="1.322cm" svg:height="0.61cm" svg:x="15.695cm" svg:y="4.283cm">
          <draw:text-box>
            <text:p text:style-name="P2"><text:span text:style-name="T1">T1, 2</text:span></text:p>
          </draw:text-box>
        </draw:frame>
        <draw:frame draw:style-name="gr19" draw:text-style-name="P4" draw:layer="layout" svg:width="1.322cm" svg:height="0.61cm" svg:x="17.195cm" svg:y="4.283cm">
          <draw:text-box>
            <text:p text:style-name="P2"><text:span text:style-name="T1">T1, 1;</text:span></text:p>
          </draw:text-box>
        </draw:frame>
        <draw:connector draw:style-name="gr10" draw:text-style-name="P2" draw:layer="layout" draw:type="line" svg:x1="7.467cm" svg:y1="4.341cm" svg:x2="10.268cm" svg:y2="3.576cm" draw:start-shape="id3" draw:start-glue-point="0" draw:end-shape="id4" draw:end-glue-point="2" svg:d="m7467 4341 2801-765">
          <text:p/>
        </draw:connector>
        <draw:custom-shape draw:style-name="gr3" draw:text-style-name="P2" draw:layer="layout" svg:width="0.635cm" svg:height="0.635cm" svg:x="5.948cm" svg:y="5.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6.549cm" svg:y="5.74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635cm" svg:height="0.635cm" svg:x="7.15cm" svg:y="5.742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3.585cm" svg:y1="0.235cm" svg:x2="13.585cm" svg:y2="7.755cm">
          <text:p/>
        </draw:line>
        <draw:line draw:style-name="gr9" draw:text-style-name="P2" draw:layer="layout" svg:x1="8.2cm" svg:y1="1.471cm" svg:x2="8.2cm" svg:y2="6.486cm">
          <text:p/>
        </draw:line>
        <draw:custom-shape draw:style-name="gr12" draw:text-style-name="P2" draw:layer="layout" svg:width="0.127cm" svg:height="1.016cm" svg:x="14.048cm" svg:y="5.50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2" draw:layer="layout" svg:width="0.21cm" svg:height="1.016cm" svg:x="18.453cm" svg:y="5.5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3" draw:text-style-name="P4" draw:layer="layout" svg:width="1.322cm" svg:height="0.61cm" svg:x="14.196cm" svg:y="5.682cm">
          <draw:text-box>
            <text:p text:style-name="P2"><text:span text:style-name="T1">T1, 3;</text:span></text:p>
          </draw:text-box>
        </draw:frame>
        <draw:frame draw:style-name="gr18" draw:text-style-name="P4" draw:layer="layout" svg:width="1.322cm" svg:height="0.61cm" svg:x="15.696cm" svg:y="5.683cm">
          <draw:text-box>
            <text:p text:style-name="P2"><text:span text:style-name="T1">T1, 2</text:span></text:p>
          </draw:text-box>
        </draw:frame>
        <draw:frame draw:style-name="gr21" draw:text-style-name="P4" draw:layer="layout" svg:width="1.322cm" svg:height="0.61cm" svg:x="17.196cm" svg:y="5.683cm">
          <draw:text-box>
            <text:p text:style-name="P2"><text:span text:style-name="T1">T1, 1;</text:span></text:p>
          </draw:text-box>
        </draw:frame>
        <draw:custom-shape draw:style-name="gr3" draw:text-style-name="P2" draw:layer="layout" svg:width="0.635cm" svg:height="0.635cm" svg:x="11.547cm" svg:y="5.7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12.048cm" svg:y="5.7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12.649cm" svg:y="5.739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7.75cm" svg:y1="6.053cm" svg:x2="11.535cm" svg:y2="6.053cm">
          <text:p/>
        </draw:line>
        <draw:frame draw:style-name="gr4" draw:text-style-name="P3" draw:layer="layout" svg:width="1.675cm" svg:height="0.607cm" svg:x="8.728cm" svg:y="5.765cm">
          <draw:text-box>
            <text:p><text:span text:style-name="T2">Compare</text:span></text:p>
          </draw:text-box>
        </draw:frame>
        <draw:line draw:style-name="gr22" draw:text-style-name="P2" draw:layer="layout" svg:x1="0.105cm" svg:y1="6.585cm" svg:x2="19.155cm" svg:y2="6.585cm">
          <text:p/>
        </draw:line>
        <draw:custom-shape draw:style-name="gr3" draw:text-style-name="P2" draw:layer="layout" svg:width="0.635cm" svg:height="0.635cm" svg:x="2.649cm" svg:y="6.8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3.25cm" svg:y="6.84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635cm" svg:height="0.635cm" svg:x="3.851cm" svg:y="6.84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217cm" svg:y1="6.385cm" svg:x2="4.55cm" svg:y2="7.122cm">
          <text:p/>
        </draw:line>
        <draw:frame draw:style-name="gr4" draw:text-style-name="P3" draw:layer="layout" svg:width="1.763cm" svg:height="0.607cm" svg:x="5.027cm" svg:y="6.564cm">
          <draw:text-box>
            <text:p><text:span text:style-name="T2">Commit</text:span></text:p>
          </draw:text-box>
        </draw:frame>
        <draw:line draw:style-name="gr2" draw:text-style-name="P2" draw:layer="layout" svg:x1="4.499cm" svg:y1="1.735cm" svg:x2="5.972cm" svg:y2="1.735cm">
          <text:p/>
        </draw:line>
        <draw:frame draw:style-name="gr6" draw:text-style-name="P4" draw:layer="layout" svg:width="1.812cm" svg:height="1.319cm" svg:x="10.993cm" svg:y="3.082cm">
          <draw:text-box>
            <text:p text:style-name="P2"><text:span text:style-name="T1">Sampling</text:span><text:span text:style-name="T1"><text:line-break/></text:span><text:span text:style-name="T1"> Timer</text:span><text:span text:style-name="T1"><text:line-break/></text:span><text:span text:style-name="T1"> Handler</text:span></text:p>
          </draw:text-box>
        </draw:frame>
        <draw:custom-shape draw:style-name="gr23" draw:text-style-name="P8" draw:layer="layout" svg:width="3.175cm" svg:height="1.27cm" svg:x="19.05cm" svg:y="0.635cm">
          <text:p text:style-name="P5"><text:span text:style-name="T1">Starting Status:</text:span></text:p>
          <text:p text:style-name="P5"><text:span text:style-name="T1">1st – last thread id</text:span></text:p>
          <text:p text:style-name="P5"><text:span text:style-name="T1">2nd – interleaving times</text:span></text:p>
          <draw:enhanced-geometry svg:viewBox="0 0 21600 21600" draw:mirror-horizontal="false" draw:mirror-vertical="false" draw:text-areas="800 800 20800 20800" draw:type="round-rectangular-callout" draw:modifiers="-1836.27204030227 18439.02439024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24" draw:layer="layout" svg:width="21.669cm" svg:height="6.547cm" svg:x="-0.079cm" svg:y="0cm">
          <draw:text-box>
            <text:p>Title: <text:span text:style-name="T4">Detecting and Eliminating False Sharing</text:span></text:p>
            <text:p>Author: Tongping Liu</text:p>
            <text:p>Advisor: Emery Berger</text:p>
            <text:p>University: University of Massachusetts Amherst</text:p>
            <text:p>Theme name:</text:p>
            <text:p>Task number: </text:p>
            <text:p>picture(s) of poster author(s) </text:p>
            <text:p>laminate</text:p>
          </draw:text-box>
        </draw:frame>
      </draw:page>
      <draw:page draw:name="page3" draw:style-name="dp1" draw:master-page-name="Default">
        <draw:frame draw:style-name="gr25" draw:layer="layout" svg:width="12.7cm" svg:height="1.038cm" svg:x="8.89cm" svg:y="0.635cm">
          <draw:text-box>
            <text:p>Previous tools to detect false sharing</text:p>
          </draw:text-box>
        </draw:frame>
        <draw:frame draw:style-name="gr26" draw:layer="layout" svg:width="13.335cm" svg:height="7.334cm" svg:x="6.985cm" svg:y="1.556cm">
          <draw:text-box>
            <text:p>Binary Instrumentation Tool:</text:p>
            <text:p>200X slowdown, False Positives</text:p>
            <text:p/>
            <text:p>Hardware Performance Counter:</text:p>
            <text:p>Imprecision, False Postives</text:p>
            <text:p/>
            <text:p>Our approach:</text:p>
            <text:p>No false positives, Precision, Good Performance</text:p>
          </draw:text-box>
        </draw:frame>
        <draw:frame draw:style-name="gr27" draw:layer="layout" svg:width="6.985cm" svg:height="1.038cm" svg:x="0cm" svg:y="0.867cm">
          <draw:text-box>
            <text:p>What is false sharing?</text:p>
          </draw:text-box>
        </draw:frame>
      </draw:page>
      <draw:page draw:name="page4" draw:style-name="dp1" draw:master-page-name="Default">
        <draw:frame draw:style-name="gr28" draw:layer="layout" svg:width="14.605cm" svg:height="7.334cm" svg:x="4.445cm" svg:y="0.635cm">
          <draw:text-box>
            <text:p>* Process as Threads, writing on private copy won't affect those shared mapping – tolerate false sharing problem.</text:p>
            <text:p>* Transaction idea, extends framework to general multi-threaded program.</text:p>
            <text:p>* Sampling mechanism, help to find those modification of one long transaction.</text:p>
            <text:p/>
            <text:p/>
          </draw:text-box>
        </draw:frame>
      </draw:page>
      <draw:page draw:name="page5" draw:style-name="dp1" draw:master-page-name="Default">
        <draw:frame draw:style-name="gr29" draw:layer="layout" svg:width="5.715cm" svg:height="2.612cm" svg:x="5.08cm" svg:y="1.27cm">
          <draw:text-box>
            <text:p>Evaluation Results (figure from paper)</text:p>
          </draw:text-box>
        </draw:frame>
      </draw:page>
      <draw:page draw:name="page6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352cm" fo:page-height="7.87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nyliu </meta:initial-creator>
    <meta:creation-date>2010-07-20T09:11:30</meta:creation-date>
    <meta:generator>OpenOffice.org/3.1$Linux OpenOffice.org_project/310m19$Build-9420</meta:generator>
    <dc:date>2010-09-06T18:52:11</dc:date>
    <dc:creator>tonyliu </dc:creator>
    <meta:editing-duration>PT25H13M01S</meta:editing-duration>
    <meta:editing-cycles>16</meta:editing-cycles>
    <meta:document-statistic meta:object-count="89"/>
  </office:meta>
</office:document-meta>
</file>